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paragraph-rsid="0001115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break-before="page"/>
      <style:text-properties style:font-name="Arial" fo:font-size="12pt" fo:font-weight="normal" officeooo:paragraph-rsid="00011157" style:font-size-asian="12pt" style:font-weight-asian="normal" style:font-size-complex="12pt" style:font-weight-complex="normal"/>
    </style:style>
    <style:style style:name="P3" style:family="paragraph" style:parent-style-name="Text_20_body">
      <style:text-properties officeooo:paragraph-rsid="00035d30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style:font-name="Arial" fo:font-weight="normal" officeooo:rsid="0001d484" officeooo:paragraph-rsid="0001d484" style:font-weight-asian="normal" style:font-weight-complex="normal"/>
    </style:style>
    <style:style style:name="P6" style:family="paragraph" style:parent-style-name="Text_20_body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style:font-name="Arial" fo:font-size="12pt" fo:font-style="normal" style:text-underline-style="none" fo:font-weight="normal" officeooo:paragraph-rsid="0001115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Header">
      <style:text-properties officeooo:rsid="000a222e" officeooo:paragraph-rsid="000a222e"/>
    </style:style>
    <style:style style:name="P9" style:family="paragraph" style:parent-style-name="Standard">
      <style:text-properties style:font-name="Arial" fo:font-size="12pt" fo:font-style="normal" style:text-underline-style="none" fo:font-weight="normal" officeooo:paragraph-rsid="00011157" fo:background-color="#ffff00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paragraph-rsid="0001115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" fo:font-size="12pt" fo:font-style="normal" style:text-underline-style="none" fo:font-weight="normal" officeooo:rsid="00011157" officeooo:paragraph-rsid="0001115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Arial" fo:font-size="12pt" fo:font-style="normal" style:text-underline-style="none" fo:font-weight="normal" officeooo:paragraph-rsid="0001115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Arial" fo:font-size="12pt" fo:font-style="normal" style:text-underline-style="none" fo:font-weight="normal" officeooo:rsid="0001d484" officeooo:paragraph-rsid="0001d4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Arial" fo:font-size="12pt" fo:font-style="normal" style:text-underline-style="none" fo:font-weight="normal" officeooo:rsid="0001d484" officeooo:paragraph-rsid="0005452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" fo:font-size="12pt" fo:font-style="normal" style:text-underline-style="none" fo:font-weight="normal" officeooo:rsid="0001d484" officeooo:paragraph-rsid="0001d4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line-through-style="none" style:text-line-through-type="none" style:text-underline-style="none" style:text-blinking="false" fo:background-color="#ffffff" loext:padding="0cm" loext:border="none"/>
    </style:style>
    <style:style style:name="P17" style:family="paragraph" style:parent-style-name="Standard">
      <style:text-properties style:font-name="Arial" fo:font-size="12pt" fo:font-style="normal" style:text-underline-style="none" fo:font-weight="normal" officeooo:rsid="0001d484" officeooo:paragraph-rsid="000715f8" fo:background-color="#ffff0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font-name="Arial" fo:font-size="12pt" fo:font-style="normal" style:text-underline-style="none" fo:font-weight="normal" officeooo:rsid="0001d484" officeooo:paragraph-rsid="0005452b" fo:background-color="#ffff0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font-name="Arial" fo:font-size="12pt" fo:font-style="normal" style:text-underline-style="none" fo:font-weight="normal" officeooo:rsid="0001d484" officeooo:paragraph-rsid="0005452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Arial" fo:font-size="12pt" fo:font-style="normal" style:text-underline-style="none" fo:font-weight="normal" officeooo:rsid="0001d484" officeooo:paragraph-rsid="000715f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Arial" fo:font-size="12pt" fo:font-style="normal" style:text-underline-style="none" fo:font-weight="normal" officeooo:rsid="0001d484" officeooo:paragraph-rsid="0007f4b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Arial" fo:font-size="12pt" fo:font-style="normal" style:text-underline-style="none" fo:font-weight="normal" officeooo:rsid="0005452b" officeooo:paragraph-rsid="0005452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font-name="Arial" fo:font-size="12pt" fo:font-style="normal" style:text-underline-style="none" fo:font-weight="normal" officeooo:rsid="0005452b" officeooo:paragraph-rsid="000715f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Arial" fo:font-size="12pt" fo:font-style="normal" style:text-underline-style="none" fo:font-weight="normal" officeooo:rsid="000715f8" officeooo:paragraph-rsid="000715f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Arial" fo:font-size="12pt" fo:font-style="normal" style:text-underline-style="none" fo:font-weight="normal" officeooo:rsid="0007f4bc" officeooo:paragraph-rsid="0007f4b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officeooo:paragraph-rsid="0001d484"/>
    </style:style>
    <style:style style:name="P27" style:family="paragraph" style:parent-style-name="Standard">
      <style:paragraph-properties fo:break-before="page"/>
      <style:text-properties style:font-name="Arial" fo:font-size="12pt" fo:font-style="normal" style:text-underline-style="none" fo:font-weight="normal" officeooo:rsid="0001d484" officeooo:paragraph-rsid="0005452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11157"/>
    </style:style>
    <style:style style:name="T2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fo:font-size="12pt" fo:font-style="normal" style:text-underline-style="none" fo:font-weight="normal" officeooo:rsid="0001d48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035d30" style:font-weight-asian="normal" style:font-weight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loext:opacity="0%" style:font-name="Arial" fo:font-size="12pt" fo:font-style="normal" style:text-underline-style="none" fo:font-weight="normal" officeooo:rsid="0001d48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035d30"/>
    </style:style>
    <style:style style:name="T10" style:family="text">
      <style:text-properties style:font-name="sans-serif" fo:font-size="13.5pt"/>
    </style:style>
    <style:style style:name="T11" style:family="text">
      <style:text-properties officeooo:rsid="000715f8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09e9b4"/>
    </style:style>
    <style:style style:name="T14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IE-2021Actividad- </text:p>
      <text:p text:style-name="P12">Tema 1 Quiero crear mi propia empresa</text:p>
      <text:p text:style-name="P12"/>
      <text:p text:style-name="P9">1.¿Cuáles son las principales actitudes de una persona emprendedora?</text:p>
      <text:p text:style-name="P12"/>
      <text:list xml:id="list334164727" text:style-name="L1">
        <text:list-item>
          <text:p text:style-name="P10"><text:s/><text:span text:style-name="T1">Perseverancia</text:span></text:p>
        </text:list-item>
        <text:list-item>
          <text:p text:style-name="P11"><text:s/>Flexibilidad</text:p>
        </text:list-item>
        <text:list-item>
          <text:p text:style-name="P11"><text:s/>Integridad</text:p>
        </text:list-item>
        <text:list-item>
          <text:p text:style-name="P11"><text:s/>Crecimiento</text:p>
        </text:list-item>
        <text:list-item>
          <text:p text:style-name="P11"><text:s/>comunicación</text:p>
        </text:list-item>
        <text:list-item>
          <text:p text:style-name="P11"><text:s/>iderazgo</text:p>
        </text:list-item>
        <text:list-item>
          <text:p text:style-name="P11"><text:s/>actualizarse </text:p>
        </text:list-item>
      </text:list>
      <text:p text:style-name="P12"/>
      <text:p text:style-name="P9">2.Enumera y explica los puntos de partida para emprender con éxito una actividad empresarial.</text:p>
      <text:p text:style-name="P12"/>
      <text:p text:style-name="P7">1. Domina tu mercado.</text:p>
      <text:p text:style-name="P6">2. Elabora un plan de negocios. </text:p>
      <text:p text:style-name="P6">3. Define quién es tu cliente. </text:p>
      <text:p text:style-name="P6">4. Escucha a tus futuros compradores. </text:p>
      <text:p text:style-name="P6">5. Analiza a tu competencia. </text:p>
      <text:p text:style-name="P6">6. Traza un plan de mercadotecnia. </text:p>
      <text:p text:style-name="P6">7. Invierte en tecnología. </text:p>
      <text:p text:style-name="P6">8. Busca asesoría y capacitación. </text:p>
      <text:p text:style-name="P6">9. Crea alianzas estratégicas. </text:p>
      <text:p text:style-name="P6">10. Forma un equipo productivo. </text:p>
      <text:p text:style-name="P12"/>
      <text:p text:style-name="P9">3.Explica las diferencias entre investigación, desarrollo e innovación.</text:p>
      <text:p text:style-name="P12"/>
      <text:p text:style-name="P1"><text:span text:style-name="T6">Investigación</text:span><text:span text:style-name="Strong_20_Emphasis"><text:span text:style-name="T7">: actividades cuyo objetivo es la </text:span></text:span><text:span text:style-name="Emphasis"><text:span text:style-name="T6">adquisición de nuevos conocimientos</text:span></text:span><text:span text:style-name="Strong_20_Emphasis"><text:span text:style-name="T7"> que puedan resultar de utilidad para la creación de nuevos productos, procesos o servicios o contribuir a mejorar considerablemente los ya existentes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7">Desarrollo: adquisición, combinación, configuración y empleo de conocimientos y técnicas ya existentes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7">Innovación: </text:span></text:span><text:span text:style-name="Strong_20_Emphasis"><text:span text:style-name="Emphasis"><text:span text:style-name="T6">aplicación</text:span></text:span></text:span><text:span text:style-name="Strong_20_Emphasis"><text:span text:style-name="T7"> de un método de producción o suministro nuevo o significativamente mejorado, incluyendo </text:span></text:span><text:span text:style-name="Strong_20_Emphasis"><text:span text:style-name="Emphasis"><text:span text:style-name="T6">cambios significativos.</text:span></text:span></text:span></text:p>
      <text:p text:style-name="P2"><text:span text:style-name="Emphasis"><text:span text:style-name="T6"/></text:span></text:p>
      <text:p text:style-name="P12"/>
      <text:p text:style-name="P9">4.Explica y pon un ejemplo de innovación de producto, un ejemplo de innovación de proceso, un ejemplo de innovación en marketing y otro de innovación en la organización empresarial </text:p>
      <text:p text:style-name="P9"/>
      <text:p text:style-name="P26"><text:span text:style-name="T3">Ejemplo de innovación de procesos: </text:span><text:span text:style-name="T8">El reparto perfecto de Fed Ex</text:span></text:p>
      <text:p text:style-name="P4">La compañía estadounidense es responsable, en buena medida, de todos los avances que se han hecho en paquetería y logística a lo largo de las últimas décadas.</text:p>
      <text:p text:style-name="P4">Sus estudios científicos sobre la manera más óptima de realizar el reparto, acabaron dando lugar a una solución logística ejemplar, crear una central que recepcione y clasifique paquetes y utilizar el transporte aéreo para la entrega a distintos puntos de distribución.</text:p>
      <text:p text:style-name="P4"/>
      <text:p text:style-name="P5">Ejemplo de innovación en marketing: <text:span text:style-name="T9">Usar influencers para llegar a los jóvenes</text:span></text:p>
      <text:p text:style-name="P5"/>
      <text:p text:style-name="P3"><text:span text:style-name="T5">Ejemplo de innovacion en la organización: <text:s/>Amazon → <text:s/></text:span><text:span text:style-name="T4">Las innovaciones más recientes e incluso en etapa de implementación tienen que ver con el uso de </text:span><text:span text:style-name="Emphasis"><text:span text:style-name="T4">big data</text:span></text:span><text:span text:style-name="T4"> e inteligencia artificial al servicio del usuario.</text:span></text:p>
      <text:p text:style-name="P15"/>
      <text:p text:style-name="P16"><text:line-break/></text:p>
      <text:p text:style-name="P13"/>
      <text:p text:style-name="P14"><text:span text:style-name="T10"/></text:p>
      <text:p text:style-name="P27">¿Te acuerdas del video club?La innovación de NetflixEl error empresarial más grande del siglo </text:p>
      <text:p text:style-name="P14"><text:s/>Caso Netflixhttps://www.youtube.com/watch?v=IRk3tg7xlFs</text:p>
      <text:p text:style-name="P14"/>
      <text:p text:style-name="P18">1.¿Cuál fue la idea de los fundadores de Netflix?</text:p>
      <text:p text:style-name="P14"/>
      <text:p text:style-name="P22">Una idea de videoclub a la cula te subsrcibias con una subscripción. Pedías una película y te la mandaban a casa. Despúes innovaron el algrotimo de recomendaciones personales</text:p>
      <text:p text:style-name="P14"/>
      <text:p text:style-name="P18">2.¿Qué porcentaje de población tenia DVD por entonces?</text:p>
      <text:p text:style-name="P14"/>
      <text:p text:style-name="P25">Solo 1% ya que el dvd también era una idea muy innovadora y cara.</text:p>
      <text:p text:style-name="P14"/>
      <text:p text:style-name="P18">3.¿Qué innovación llevo a cabo en su página web para que los clientes tuvieran una sensación de experiencia única?</text:p>
      <text:p text:style-name="P14"/>
      <text:p text:style-name="P23"><text:span text:style-name="T11">I</text:span>nnovaron el algrotimo de recomendaciones personales</text:p>
      <text:p text:style-name="P14"/>
      <text:p text:style-name="P18">4.En qué consiste su innovación del modelo de suscripción?</text:p>
      <text:p text:style-name="P14"/>
      <text:p text:style-name="P25">Pagar una subscripción mensual y un añadido por envío de películas</text:p>
      <text:p text:style-name="P14"/>
      <text:p text:style-name="P17">5.Blockbuster, la cadena más importante de videoclubs, rechazo el pacto con netflix, siendo luego un gran error empresarial. ¿Por qué motivos rechazo el modelo netflix?</text:p>
      <text:p text:style-name="P20"/>
      <text:p text:style-name="P24">Pensaron que su idea saldría mal, y como su idea por el momento funcionaba decidieron rechazarla</text:p>
      <text:p text:style-name="P20"/>
      <text:p text:style-name="P17">6.Años más tarde 3 empresas se disputaban el mercado de las películasen DVD ¿Cuáles eran y quien salió vencedora?</text:p>
      <text:p text:style-name="P20"/>
      <text:p text:style-name="P24">Estaban Netflif, Blockbuster y walmart. Triunfó el modelo de N<text:span text:style-name="T13">e</text:span>tflix</text:p>
      <text:p text:style-name="P20"/>
      <text:p text:style-name="P17">7.¿En qué consistía la innovación del streaming por parte de netflix? </text:p>
      <text:p text:style-name="P17">¿Qué valor generaba en los clientes este producto? </text:p>
      <text:p text:style-name="P20"/>
      <text:p text:style-name="P21"><text:span text:style-name="T11">La inmidiatez</text:span></text:p>
      <text:p text:style-name="P21"/>
      <text:p text:style-name="P17">Valora la actitud empresarial de Blockbuster y de neflix como innovadores</text:p>
      <text:p text:style-name="P20"/>
      <text:p text:style-name="P24">Blockbuster muy conservador mientras que Netflix tuvo una iodea de negocio de futur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222e" officeooo:paragraph-rsid="000a22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rlos Leal Álvar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2:11:01.173129184</meta:creation-date>
    <dc:date>2021-09-30T12:03:20.923874451</dc:date>
    <meta:editing-duration>PT19M49S</meta:editing-duration>
    <meta:editing-cycles>7</meta:editing-cycles>
    <meta:generator>LibreOffice/7.0.3.1$Linux_X86_64 LibreOffice_project/00$Build-1</meta:generator>
    <meta:document-statistic meta:table-count="0" meta:image-count="0" meta:object-count="0" meta:page-count="3" meta:paragraph-count="52" meta:word-count="556" meta:character-count="3658" meta:non-whitespace-character-count="3134"/>
  </office:meta>
</office:document-meta>
</file>